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-width="0.245cm" draw:fill="solid" draw:fill-color="#ffffff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4cm" svg:stroke-color="#0084d1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draw:fill="solid" draw:fill-color="#e6e6e6" draw:textarea-vertical-align="middle"/>
    </style:style>
    <style:style style:name="gr4" style:family="graphic" style:parent-style-name="objectwithoutfill">
      <style:graphic-properties svg:stroke-width="0.04cm" svg:stroke-color="#cc002b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draw:fill="solid" draw:fill-color="#ff950e" draw:textarea-vertical-align="middle"/>
    </style:style>
    <style:style style:name="gr6" style:family="graphic" style:parent-style-name="objectwithoutfill">
      <style:graphic-properties svg:stroke-width="0.04cm" svg:stroke-color="#4b1f6f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solid" draw:fill-color="#aecf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6pt" style:font-size-asian="16pt" style:font-size-complex="16pt"/>
    </style:style>
    <style:style style:name="T1" style:family="text">
      <style:text-properties fo:font-family="'DejaVu Sans Mono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.999cm" svg:height="2.999cm" draw:transform="rotate (1.5707963267949) translate (4cm 6cm)" svg:viewBox="0 0 3000 3000" draw:points="0,0 3000,0 3000,2300 2300,3000 0,3000">
          <text:p/>
        </draw:polygon>
        <draw:line draw:style-name="gr2" draw:text-style-name="P1" draw:layer="layout" svg:x1="4.4cm" svg:y1="5.9cm" svg:x2="4.4cm" svg:y2="3.1cm">
          <text:p/>
        </draw:line>
        <draw:line draw:style-name="gr2" draw:text-style-name="P1" draw:layer="layout" svg:x1="4.1cm" svg:y1="5.6cm" svg:x2="6.9cm" svg:y2="5.6cm">
          <text:p/>
        </draw:line>
        <draw:polygon draw:style-name="gr3" draw:text-style-name="P1" draw:layer="layout" svg:width="0.699cm" svg:height="0.699cm" draw:transform="rotate (-1.5707963267949) translate (7cm 3cm)" svg:viewBox="0 0 700 700" draw:points="0,700 700,700 700,0">
          <text:p/>
        </draw:polygon>
        <draw:path draw:style-name="gr4" draw:text-style-name="P1" draw:layer="layout" svg:width="1.911cm" svg:height="1.784cm" draw:transform="rotate (1.22207954224643) translate (4.30369255107852cm 5.39227002626547cm)" svg:viewBox="0 0 1912 1785" svg:d="m0 315c1170 0 2794-803 1333 154s478 1316 478 1316">
          <text:p/>
        </draw:path>
        <draw:circle draw:style-name="gr5" draw:text-style-name="P1" draw:layer="layout" svg:width="0.1cm" svg:height="0.1cm" svg:x="4.7cm" svg:y="4.9cm">
          <text:p/>
        </draw:circle>
        <draw:circle draw:style-name="gr5" draw:text-style-name="P1" draw:layer="layout" svg:width="0.1cm" svg:height="0.1cm" svg:x="5cm" svg:y="3.7cm">
          <text:p/>
        </draw:circle>
        <draw:circle draw:style-name="gr5" draw:text-style-name="P1" draw:layer="layout" svg:width="0.1cm" svg:height="0.1cm" svg:x="6.3cm" svg:y="4.6cm">
          <text:p/>
        </draw:circle>
        <draw:polyline draw:style-name="gr6" draw:text-style-name="P1" draw:layer="layout" svg:width="1.549cm" svg:height="1.299cm" svg:x="4.5cm" svg:y="3.95cm" svg:viewBox="0 0 1550 1300" draw:points="0,1250 650,1000 1050,0 1550,1300">
          <text:p/>
        </draw:polyline>
        <draw:circle draw:style-name="gr7" draw:text-style-name="P1" draw:layer="layout" svg:width="0.1cm" svg:height="0.1cm" svg:x="5.1cm" svg:y="4.9cm">
          <text:p/>
        </draw:circle>
        <draw:circle draw:style-name="gr7" draw:text-style-name="P1" draw:layer="layout" svg:width="0.1cm" svg:height="0.1cm" svg:x="5.5cm" svg:y="3.9cm">
          <text:p/>
        </draw:circle>
        <draw:frame draw:style-name="gr8" draw:text-style-name="P2" draw:layer="layout" svg:width="1.518cm" svg:height="0.903cm" svg:x="4.8cm" svg:y="3cm">
          <draw:text-box>
            <text:p text:style-name="P2"><text:span text:style-name="T1">.nc</text:span></text:p>
          </draw:text-box>
        </draw:frame>
        <draw:circle draw:style-name="gr7" draw:text-style-name="P1" draw:layer="layout" svg:width="0.1cm" svg:height="0.1cm" svg:x="6cm" svg:y="5.2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Rädler</meta:initial-creator>
    <meta:creation-date>2012-06-12T09:26:21</meta:creation-date>
    <dc:date>2012-06-12T09:49:22</dc:date>
    <dc:creator>Jörg Rädler</dc:creator>
    <meta:editing-duration>PT9M6S</meta:editing-duration>
    <meta:editing-cycles>2</meta:editing-cycles>
    <meta:generator>LibreOffice/3.5$Linux_X86_64 LibreOffice_project/350m1$Build-2</meta:generator>
    <meta:document-statistic meta:object-count="13"/>
  </office:meta>
</office:document-meta>
</file>